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Front_20_Page">
      <style:text-properties officeooo:paragraph-rsid="0ba3b7cd"/>
    </style:style>
    <style:style style:name="P2" style:family="paragraph" style:parent-style-name="Front_20_Page">
      <style:paragraph-properties fo:text-align="start" style:justify-single-word="false"/>
      <style:text-properties fo:font-size="10.5pt" officeooo:paragraph-rsid="0ba3b7cd" style:font-size-asian="10.5pt" style:font-size-complex="10.5pt"/>
    </style:style>
    <style:style style:name="P3" style:family="paragraph" style:parent-style-name="Heading_20_1">
      <style:paragraph-properties fo:text-align="center" style:justify-single-word="false"/>
      <style:text-properties officeooo:paragraph-rsid="0d2a7b34"/>
    </style:style>
    <style:style style:name="P4" style:family="paragraph" style:parent-style-name="Heading_20_2">
      <style:text-properties officeooo:rsid="0d2b0a6b" officeooo:paragraph-rsid="0d2b0a6b"/>
    </style:style>
    <style:style style:name="P5" style:family="paragraph" style:parent-style-name="Heading_20_2">
      <style:text-properties officeooo:paragraph-rsid="0d331264"/>
    </style:style>
    <style:style style:name="P6" style:family="paragraph" style:parent-style-name="Heading_20_4">
      <style:text-properties fo:font-size="12pt" style:font-size-asian="12pt" style:font-size-complex="12pt"/>
    </style:style>
    <style:style style:name="P7" style:family="paragraph" style:parent-style-name="Heading_20_4">
      <style:text-properties style:use-window-font-color="true" loext:opacity="0%" style:font-name="Helvetica" fo:font-size="12pt" fo:font-style="italic" fo:font-weight="bold" officeooo:rsid="0d331264" officeooo:paragraph-rsid="0d331264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Table_20_Read-Out">
      <style:text-properties fo:font-style="normal" style:font-style-asian="normal" style:font-style-complex="normal"/>
    </style:style>
    <style:style style:name="P10" style:family="paragraph" style:parent-style-name="Table_20_Read-Out">
      <style:text-properties fo:font-style="normal" officeooo:paragraph-rsid="0d331264" style:font-style-asian="normal" style:font-style-complex="normal"/>
    </style:style>
    <style:style style:name="P11" style:family="paragraph" style:parent-style-name="Table_20_Read-Out">
      <style:text-properties officeooo:paragraph-rsid="0d331264"/>
    </style:style>
    <style:style style:name="P12" style:family="paragraph" style:parent-style-name="Table_20_Read-Out" style:list-style-name="L12">
      <style:text-properties officeooo:paragraph-rsid="0d331264"/>
    </style:style>
    <style:style style:name="P13" style:family="paragraph" style:parent-style-name="Table_20_Read-Out" style:list-style-name="L12">
      <style:text-properties officeooo:paragraph-rsid="0d34af7f"/>
    </style:style>
    <style:style style:name="P14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P15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6" style:family="paragraph" style:parent-style-name="Text_20_body" style:list-style-name="">
      <style:paragraph-properties fo:text-align="center" style:justify-single-word="false" fo:break-before="pag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7" style:family="paragraph" style:parent-style-name="Text_20_body">
      <style:text-properties officeooo:paragraph-rsid="0d2b0a6b"/>
    </style:style>
    <style:style style:name="P18" style:family="paragraph" style:parent-style-name="Text_20_body">
      <style:text-properties officeooo:paragraph-rsid="0d331264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font-name="Liberation Serif" fo:font-size="10.5pt" fo:font-style="italic" officeooo:rsid="0258289a" style:font-size-asian="10.5pt" style:font-style-asian="italic" style:font-size-complex="10.5pt" style:font-style-complex="italic"/>
    </style:style>
    <style:style style:name="T8" style:family="text">
      <style:text-properties style:use-window-font-color="true" loext:opacity="0%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use-window-font-color="true" loext:opacity="0%" style:font-name="Liberation Serif" fo:font-size="11pt" fo:font-style="italic" fo:font-weight="normal" officeooo:rsid="0d331264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normal" officeooo:rsid="0d368b0d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use-window-font-color="true" loext:opacity="0%" style:font-name="Liberation Serif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use-window-font-color="true" loext:opacity="0%" style:font-name="Liberation Serif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1pt" fo:font-style="normal" fo:font-weight="bold" officeooo:rsid="0d331264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d331264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Caudex" fo:font-size="20pt" style:text-underline-style="none" fo:font-weight="bold" officeooo:rsid="0d331264" style:font-name-asian="Microsoft YaHei" style:font-size-asian="20pt" style:font-weight-asian="bold" style:font-name-complex="Lucida Sans" style:font-size-complex="20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d301a89" style:font-weight-asian="normal" style:font-weight-complex="normal"/>
    </style:style>
    <style:style style:name="T22" style:family="text">
      <style:text-properties fo:font-weight="normal" officeooo:rsid="0d331264" style:font-weight-asian="normal" style:font-weight-complex="normal"/>
    </style:style>
    <style:style style:name="T23" style:family="text">
      <style:text-properties fo:font-size="26pt" style:text-underline-style="none" officeooo:rsid="0d2a7b34" style:font-size-asian="26pt" style:font-size-complex="26pt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3">Player Rewards</text:span></text:h>
      <text:section text:style-name="Sect1" text:name="Section1">
        <text:p text:style-name="Standard"/>
        <text:h text:style-name="P4" text:outline-level="2">Magic Items</text:h>
        <text:p text:style-name="Standard"/>
        <table:table table:name="Table1" table:style-name="Table1">
          <table:table-column table:style-name="Table1.A"/>
          <table:table-row table:style-name="TableLine1850147684816">
            <table:table-cell table:style-name="Table1.A1" office:value-type="string">
              <text:h text:style-name="P6" text:outline-level="4">Healing Potion</text:h>
              <text:p text:style-name="Table_20_Read-Out"><text:span text:style-name="T18">Thick and red, this liquid tastes of sour beer.</text:span> </text:p>
              <text:p text:style-name="P9"><text:span text:style-name="T19">Keywords:</text:span> <text:span text:style-name="T21">Magic, Potion</text:span></text:p>
              <text:p text:style-name="P9"><text:span text:style-name="T19">Item Prerequisites:</text:span> <text:span text:style-name="T21">One ounch of costmary leaves</text:span></text:p>
              <text:p text:style-name="P9"><text:span text:style-name="T19">Project Source:</text:span> <text:span text:style-name="T21">Texts or lore in Caelian</text:span></text:p>
              <text:p text:style-name="P9"><text:span text:style-name="T19">Project Roll Characteristic:</text:span> <text:span text:style-name="T21">REA or INU</text:span></text:p>
              <text:p text:style-name="P9"><text:span text:style-name="T19">Project Goal:</text:span><text:span text:style-name="T20"> </text:span><text:span text:style-name="T21">45</text:span></text:p>
              <text:p text:style-name="P9"><text:span text:style-name="T19">Effects:</text:span> <text:span text:style-name="T20">When you drink this entire potion as a maneuver, you regain Stamina equal to your recovery value without spending a Recovery. </text:span></text:p>
            </table:table-cell>
          </table:table-row>
        </table:table>
        <text:p text:style-name="P17"/>
        <text:p text:style-name="P17"/>
        <text:h text:style-name="P5" text:outline-level="2"><text:span text:style-name="T17"/></text:h>
        <text:p text:style-name="P8"/>
        <text:h text:style-name="P5" text:outline-level="2"><text:span text:style-name="T17">Titles</text:span></text:h>
        <text:p text:style-name="Standard"/>
        <table:table table:name="Table2" table:style-name="Table2">
          <table:table-column table:style-name="Table2.A"/>
          <table:table-row table:style-name="TableLine1850151719216">
            <table:table-cell table:style-name="Table2.A1" office:value-type="string">
              <text:h text:style-name="P7" text:outline-level="4">Delian Delver</text:h>
              <text:p text:style-name="P11"><text:span text:style-name="T9">The famous tomb...</text:span> </text:p>
              <text:p text:style-name="P10"><text:span text:style-name="T19">Prerequisites:</text:span> <text:span text:style-name="T16">Reach the final room of the Delian Tomb</text:span></text:p>
              <text:p text:style-name="P10"><text:span text:style-name="T19">Effects:</text:span> <text:span text:style-name="T16">Choose one of the following benefits:</text:span></text:p>
              <text:list xml:id="list3943466637" text:style-name="L12">
                <text:list-item>
                  <text:p text:style-name="P12"><text:span text:style-name="T11">At Home in the Dungeon:</text:span><text:span text:style-name="T13"> While in blah blah</text:span></text:p>
                </text:list-item>
                <text:list-item>
                  <text:p text:style-name="P13"><text:span text:style-name="T12">Knight Scholar</text:span><text:span text:style-name="T11">:</text:span><text:span text:style-name="T13"> While in blah blah</text:span></text:p>
                </text:list-item>
                <text:list-item>
                  <text:p text:style-name="P13"><text:span text:style-name="T12">Mail Breaker</text:span><text:span text:style-name="T11">:</text:span><text:span text:style-name="T13"> While in blah blah</text:span></text:p>
                </text:list-item>
              </text:list>
            </table:table-cell>
          </table:table-row>
        </table:table>
        <text:p text:style-name="P18"/>
      </text:section>
      <text:h text:style-name="P2" text:outline-level="1"><text:span text:style-name="T3"/></text:h>
      <text:h text:style-name="P1" text:outline-level="1"><text:span text:style-name="T7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1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2T12:03:53.116000000</dc:date>
    <meta:editing-duration>P5DT15H59M57S</meta:editing-duration>
    <meta:editing-cycles>3290</meta:editing-cycles>
    <meta:generator>LibreOffice/7.2.2.2$Windows_X86_64 LibreOffice_project/02b2acce88a210515b4a5bb2e46cbfb63fe97d56</meta:generator>
    <meta:document-statistic meta:table-count="2" meta:image-count="0" meta:object-count="0" meta:page-count="1" meta:paragraph-count="19" meta:word-count="121" meta:character-count="714" meta:non-whitespace-character-count="595"/>
  </office:meta>
</office:document-meta>
</file>